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8cm" fo:min-width="0.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28cm" fo:min-width="0.87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heads_20_2" draw:marker-end-width="0.379cm" draw:stroke-linejoin="round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6cm" fo:min-width="5.481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6cm" fo:min-width="5.96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12pt" fo:background-color="#ffffff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fo:background-color="#ffffff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fo:font-size="12pt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2.858cm" svg:x="2.27cm" svg:y="5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58cm" svg:height="2.858cm" svg:x="2.271cm" svg:y="9.0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.317cm" svg:y1="6.571cm" svg:x2="2.266cm" svg:y2="6.571cm">
          <text:p/>
        </draw:line>
        <draw:frame draw:style-name="gr4" draw:text-style-name="P4" draw:layer="layout" svg:width="3.499cm" svg:height="0.725cm" svg:x="-2.221cm" svg:y="6.212cm">
          <draw:text-box>
            <text:p><text:span text:style-name="T1">bridgeAsset call</text:span></text:p>
          </draw:text-box>
        </draw:frame>
        <draw:frame draw:style-name="gr5" draw:text-style-name="P5" draw:layer="layout" svg:width="2.5cm" svg:height="0.725cm" svg:x="2.458cm" svg:y="6.18cm">
          <draw:text-box>
            <text:p><text:span text:style-name="T2">token = 0?</text:span></text:p>
          </draw:text-box>
        </draw:frame>
        <draw:custom-shape draw:style-name="gr6" draw:text-style-name="P1" draw:layer="layout" svg:width="6.033cm" svg:height="1.588cm" svg:x="5.9cm" svg:y="5.728cm">
          <text:p text:style-name="P6"><text:span text:style-name="T2">require amount = msg.valu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27cm" svg:y1="6.567cm" svg:x2="5.888cm" svg:y2="6.567cm">
          <text:p/>
        </draw:line>
        <draw:line draw:style-name="gr7" draw:text-style-name="P3" draw:layer="layout" svg:x1="11.933cm" svg:y1="6.567cm" svg:x2="12.804cm" svg:y2="6.567cm">
          <text:p/>
        </draw:line>
        <draw:custom-shape draw:style-name="gr8" draw:text-style-name="P1" draw:layer="layout" svg:width="6.515cm" svg:height="1.588cm" svg:x="12.804cm" svg:y="5.762cm">
          <text:p text:style-name="P6"><text:span text:style-name="T2">fill leaf and add it to EM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515cm" svg:height="1.588cm" svg:x="20.104cm" svg:y="5.762cm">
          <text:p text:style-name="P6"><text:span text:style-name="T2">update GEMT with new EMT roo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319cm" svg:y1="6.567cm" svg:x2="20.104cm" svg:y2="6.567cm">
          <text:p/>
        </draw:line>
        <draw:frame draw:style-name="gr9" draw:text-style-name="P7" draw:layer="layout" svg:width="0.786cm" svg:height="0.725cm" svg:x="5.083cm" svg:y="5.762cm">
          <draw:text-box>
            <text:p><text:span text:style-name="T3">Y</text:span></text:p>
          </draw:text-box>
        </draw:frame>
        <draw:frame draw:style-name="gr10" draw:text-style-name="P9" draw:layer="layout" svg:width="2.225cm" svg:height="1.673cm" svg:x="2.617cm" svg:y="9.441cm">
          <draw:text-box>
            <text:p text:style-name="P8"><text:span text:style-name="T2">from</text:span></text:p>
            <text:p text:style-name="P8"><text:span text:style-name="T2">another</text:span></text:p>
            <text:p text:style-name="P8"><text:span text:style-name="T2">network?</text:span></text:p>
          </draw:text-box>
        </draw:frame>
        <draw:line draw:style-name="gr7" draw:text-style-name="P3" draw:layer="layout" svg:x1="3.703cm" svg:y1="7.985cm" svg:x2="3.703cm" svg:y2="9.075cm">
          <text:p/>
        </draw:line>
        <draw:frame draw:style-name="gr11" draw:text-style-name="P7" draw:layer="layout" svg:width="0.807cm" svg:height="0.725cm" svg:x="2.905cm" svg:y="8.212cm">
          <draw:text-box>
            <text:p><text:span text:style-name="T3">N</text:span></text:p>
          </draw:text-box>
        </draw:frame>
        <draw:custom-shape draw:style-name="gr6" draw:text-style-name="P1" draw:layer="layout" svg:width="6.033cm" svg:height="1.588cm" svg:x="5.9cm" svg:y="9.672cm">
          <text:p text:style-name="P6"><text:span text:style-name="T2">burn representative token amoun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27cm" svg:y1="10.513cm" svg:x2="5.889cm" svg:y2="10.513cm">
          <text:p/>
        </draw:line>
        <draw:frame draw:style-name="gr9" draw:text-style-name="P7" draw:layer="layout" svg:width="0.786cm" svg:height="0.725cm" svg:x="5.084cm" svg:y="9.708cm">
          <draw:text-box>
            <text:p><text:span text:style-name="T3">Y</text:span></text:p>
          </draw:text-box>
        </draw:frame>
        <draw:line draw:style-name="gr12" draw:text-style-name="P3" draw:layer="layout" svg:x1="3.703cm" svg:y1="11.941cm" svg:x2="3.703cm" svg:y2="14.379cm">
          <text:p/>
        </draw:line>
        <draw:frame draw:style-name="gr11" draw:text-style-name="P7" draw:layer="layout" svg:width="0.807cm" svg:height="0.725cm" svg:x="2.905cm" svg:y="12.078cm">
          <draw:text-box>
            <text:p><text:span text:style-name="T3">N</text:span></text:p>
          </draw:text-box>
        </draw:frame>
        <draw:custom-shape draw:style-name="gr6" draw:text-style-name="P1" draw:layer="layout" svg:width="6.033cm" svg:height="1.588cm" svg:x="5.9cm" svg:y="13.538cm">
          <text:p text:style-name="P6"><text:span text:style-name="T2">transfer token amount to contract to lock it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676cm" svg:y1="14.379cm" svg:x2="5.889cm" svg:y2="14.379cm">
          <text:p/>
        </draw:line>
        <draw:line draw:style-name="gr13" draw:text-style-name="P3" draw:layer="layout" svg:x1="16.061cm" svg:y1="14.387cm" svg:x2="16.061cm" svg:y2="7.359cm">
          <text:p/>
        </draw:line>
        <draw:line draw:style-name="gr14" draw:text-style-name="P3" draw:layer="layout" svg:x1="11.911cm" svg:y1="14.379cm" svg:x2="16.088cm" svg:y2="14.379cm">
          <text:p/>
        </draw:line>
        <draw:line draw:style-name="gr14" draw:text-style-name="P3" draw:layer="layout" svg:x1="11.912cm" svg:y1="10.466cm" svg:x2="16.089cm" svg:y2="10.466cm">
          <text:p/>
        </draw:line>
        <draw:frame draw:style-name="gr15" draw:text-style-name="P7" draw:layer="layout" svg:width="1.277cm" svg:height="0.962cm" svg:x="4.98cm" svg:y="6.775cm">
          <draw:text-box>
            <text:p><text:span text:style-name="T3">(1)</text:span></text:p>
          </draw:text-box>
        </draw:frame>
        <draw:frame draw:style-name="gr15" draw:text-style-name="P7" draw:layer="layout" svg:width="1.277cm" svg:height="0.962cm" svg:x="4.981cm" svg:y="10.775cm">
          <draw:text-box>
            <text:p><text:span text:style-name="T3">(2)</text:span></text:p>
          </draw:text-box>
        </draw:frame>
        <draw:frame draw:style-name="gr15" draw:text-style-name="P7" draw:layer="layout" svg:width="1.277cm" svg:height="0.962cm" svg:x="4.982cm" svg:y="14.6cm">
          <draw:text-box>
            <text:p><text:span text:style-name="T3">(3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1T19:12:28.547467640</meta:creation-date>
    <dc:date>2023-01-13T20:45:15.701213819</dc:date>
    <meta:editing-duration>PT6H18M55S</meta:editing-duration>
    <meta:editing-cycles>32</meta:editing-cycles>
    <meta:generator>LibreOffice/7.3.7.2$Linux_X86_64 LibreOffice_project/30$Build-2</meta:generator>
    <meta:document-statistic meta:object-count="28"/>
  </office:meta>
</office:document-meta>
</file>